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ackground-color="#ff9900" style:text-align-source="fix" style:repeat-content="false" fo:border-left="0.141cm solid #000000" fo:border-right="0.141cm solid #000000" fo:border-top="0.141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88cm solid #000000" fo:background-color="#99ffcc" style:text-align-source="value-type" style:repeat-content="false" fo:border-left="0.141cm solid #000000" fo:border-right="none" fo:border-top="0.088cm solid #000000" style:vertical-align="middle"/>
    </style:style>
    <style:style style:name="ce3" style:family="table-cell" style:parent-style-name="Default">
      <style:table-cell-properties fo:border-bottom="0.088cm solid #000000" style:text-align-source="value-type" style:repeat-content="false" fo:border-left="0.141cm solid #000000" fo:border-right="none" fo:border-top="none" style:vertical-align="middle"/>
    </style:style>
    <style:style style:name="ce4" style:family="table-cell" style:parent-style-name="Default">
      <style:table-cell-properties fo:border-bottom="none" fo:background-color="#ffcc00" style:text-align-source="value-type" style:repeat-content="false" fo:border-left="0.141cm solid #000000" fo:border-right="none" fo:border-top="none" style:vertical-align="middle"/>
    </style:style>
    <style:style style:name="ce5" style:family="table-cell" style:parent-style-name="Default">
      <style:table-cell-properties fo:border-bottom="none" fo:background-color="#ffcc99" style:text-align-source="value-type" style:repeat-content="false" fo:border-left="0.141cm solid #000000" fo:border-right="none" fo:border-top="none" style:vertical-align="middle"/>
    </style:style>
    <style:style style:name="ce6" style:family="table-cell" style:parent-style-name="Default">
      <style:table-cell-properties fo:border-bottom="0.141cm solid #000000" fo:background-color="#ffcc00" style:text-align-source="value-type" style:repeat-content="false" fo:border-left="0.141cm solid #000000" fo:border-right="none" fo:border-top="none" style:vertical-align="middle"/>
    </style:style>
    <style:style style:name="ce7" style:family="table-cell" style:parent-style-name="Default">
      <style:table-cell-properties fo:border-bottom="none" style:text-align-source="value-type" style:repeat-content="false" fo:border-left="none" fo:border-right="none" fo:border-top="0.141cm solid #000000" style:vertical-align="middle"/>
    </style:style>
    <style:style style:name="ce8" style:family="table-cell" style:parent-style-name="Default">
      <style:table-cell-properties fo:border-bottom="0.088cm solid #000000" fo:background-color="#99ff66" style:diagonal-tl-br="0.035cm solid #000000" style:text-align-source="value-type" style:repeat-content="false" fo:border-left="0.002cm solid #000000" fo:border-right="none" fo:border-top="0.088cm solid #000000" style:vertical-align="middle"/>
      <style:paragraph-properties fo:margin-left="0cm"/>
    </style:style>
    <style:style style:name="ce9" style:family="table-cell" style:parent-style-name="Default">
      <style:table-cell-properties fo:border-bottom="0.088cm solid #000000" style:text-align-source="value-type" style:repeat-content="false" fo:border-left="none" fo:border-right="none" fo:border-top="none" style:vertical-align="middle"/>
    </style:style>
    <style:style style:name="ce10" style:family="table-cell" style:parent-style-name="Default">
      <style:table-cell-properties fo:border-bottom="none" fo:background-color="#ffcc00" style:text-align-source="value-type" style:repeat-content="false" fo:border-left="none" fo:border-right="0.035cm solid #000000" fo:border-top="none" style:vertical-align="middle"/>
    </style:style>
    <style:style style:name="ce11" style:family="table-cell" style:parent-style-name="Default">
      <style:table-cell-properties fo:border-bottom="none" fo:background-color="#ffcc99" style:text-align-source="value-type" style:repeat-content="false" fo:border-left="none" fo:border-right="0.035cm solid #000000" fo:border-top="none" style:vertical-align="middle"/>
    </style:style>
    <style:style style:name="ce12" style:family="table-cell" style:parent-style-name="Default">
      <style:table-cell-properties fo:border-bottom="0.141cm solid #000000" fo:background-color="#ffcc00" style:text-align-source="value-type" style:repeat-content="false" fo:border-left="none" fo:border-right="0.035cm solid #000000" fo:border-top="none" style:vertical-align="middle"/>
    </style:style>
    <style:style style:name="ce13" style:family="table-cell" style:parent-style-name="Default">
      <style:table-cell-properties fo:border-bottom="none" style:text-align-source="value-type" style:repeat-content="false" fo:border-left="none" fo:border-right="none" fo:border-top="0.088cm solid #000000" style:vertical-align="middle"/>
    </style:style>
    <style:style style:name="ce14" style:family="table-cell" style:parent-style-name="Default">
      <style:table-cell-properties fo:border-bottom="0.035cm solid #000000" fo:background-color="#009933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88cm solid #000000" fo:background-color="#99ffcc" style:text-align-source="fix" style:repeat-content="false" fo:border-left="0.035cm solid #000000" fo:border-right="0.035cm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108">
      <style:table-cell-properties fo:border-bottom="none" fo:background-color="#ffcc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17" style:family="table-cell" style:parent-style-name="Default" style:data-style-name="N108">
      <style:table-cell-properties fo:border-bottom="none" fo:background-color="#ffcc99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108">
      <style:table-cell-properties fo:border-bottom="0.141cm solid #000000" fo:background-color="#ffcc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88cm solid #000000" fo:background-color="#00cc33" style:text-align-source="fix" style:repeat-content="false" fo:border-left="0.035cm solid #000000" fo:border-right="none" fo:border-top="non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order-bottom="none" fo:background-color="#ffcc00" style:text-align-source="value-type" style:repeat-content="false" fo:border-left="none" fo:border-right="0.035cm solid #000000" fo:border-top="none" style:vertical-align="middle"/>
    </style:style>
    <style:style style:name="ce22" style:family="table-cell" style:parent-style-name="Default" style:data-style-name="N10">
      <style:table-cell-properties fo:border-bottom="none" fo:background-color="#ffcc99" style:text-align-source="value-type" style:repeat-content="false" fo:border-left="none" fo:border-right="0.035cm solid #000000" fo:border-top="none" style:vertical-align="middle"/>
    </style:style>
    <style:style style:name="ce23" style:family="table-cell" style:parent-style-name="Default" style:data-style-name="N10">
      <style:table-cell-properties fo:border-bottom="0.141cm solid #000000" fo:background-color="#ffcc00" style:text-align-source="value-type" style:repeat-content="false" fo:border-left="none" fo:border-right="0.035cm solid #000000" fo:border-top="none" style:vertical-align="middle"/>
    </style:style>
    <style:style style:name="ce24" style:family="table-cell" style:parent-style-name="Default">
      <style:table-cell-properties fo:border-bottom="0.035cm solid #000000" fo:background-color="#007826" style:text-align-source="fix" style:repeat-content="false" fo:border-left="none" fo:border-right="0.035cm solid #000000" fo:border-top="0.088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88cm solid #000000" fo:background-color="#99ffcc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35cm solid #000000" fo:background-color="#009933" style:text-align-source="fix" style:repeat-content="false" fo:border-left="none" fo:border-right="0.141cm solid #000000" fo:border-top="0.088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value-type" style:repeat-content="false" fo:border-left="none" fo:border-right="0.141cm solid #000000" fo:border-top="0.141cm solid #000000" style:vertical-align="middle"/>
    </style:style>
    <style:style style:name="ce28" style:family="table-cell" style:parent-style-name="Default">
      <style:table-cell-properties fo:border-bottom="0.035cm solid #000000" style:text-align-source="fix" style:repeat-content="false" fo:border-left="none" fo:border-right="0.141cm solid #000000" fo:border-top="0.088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88cm solid #000000" fo:background-color="#00cc33" style:text-align-source="fix" style:repeat-content="false" fo:border-left="0.035cm solid #000000" fo:border-right="0.141cm solid #000000" fo:border-top="none" style:vertical-align="middle"/>
      <style:paragraph-properties fo:text-align="center" fo:margin-left="0cm"/>
    </style:style>
    <style:style style:name="ce30" style:family="table-cell" style:parent-style-name="Default" style:data-style-name="N10">
      <style:table-cell-properties fo:border-bottom="none" fo:background-color="#ffcc00" style:text-align-source="value-type" style:repeat-content="false" fo:border-left="none" fo:border-right="0.141cm solid #000000" fo:border-top="none" style:vertical-align="middle"/>
    </style:style>
    <style:style style:name="ce31" style:family="table-cell" style:parent-style-name="Default" style:data-style-name="N10">
      <style:table-cell-properties fo:border-bottom="none" fo:background-color="#ffcc99" style:text-align-source="value-type" style:repeat-content="false" fo:border-left="none" fo:border-right="0.141cm solid #000000" fo:border-top="none" style:vertical-align="middle"/>
    </style:style>
    <style:style style:name="ce32" style:family="table-cell" style:parent-style-name="Default" style:data-style-name="N10">
      <style:table-cell-properties fo:border-bottom="0.141cm solid #000000" fo:background-color="#ffcc00" style:text-align-source="value-type" style:repeat-content="false" fo:border-left="none" fo:border-right="0.141cm solid #000000" fo:border-top="none" style:vertical-align="middle"/>
    </style:style>
    <style:style style:name="ce33" style:family="table-cell" style:parent-style-name="Default">
      <style:table-cell-properties fo:border="0.035cm solid #ff3333" style:rotation-angle="45"/>
    </style:style>
    <style:style style:name="ce34" style:family="table-cell" style:parent-style-name="Default">
      <style:table-cell-properties fo:border="0.035cm solid #ff3333"/>
      <style:text-properties style:font-name="Arial1"/>
    </style:style>
  </office:automatic-styles>
  <office:body>
    <office:spreadsheet>
      <table:table table:name="Зарплата" table:style-name="ta1" table:print="false">
        <table:table-column table:style-name="co1" table:default-cell-style-name="ce1"/>
        <table:table-column table:style-name="co2" table:number-columns-repeated="2" table:default-cell-style-name="ce7"/>
        <table:table-column table:style-name="co3" table:number-columns-repeated="5" table:default-cell-style-name="ce7"/>
        <table:table-column table:style-name="co3" table:default-cell-style-name="ce27"/>
        <table:table-row table:style-name="ro1">
          <table:table-cell office:value-type="string" table:number-columns-spanned="9" table:number-rows-spanned="1">
            <text:p>Зарплата сотрудников НПО ООО АУТм</text:p>
          </table:table-cell>
          <table:covered-table-cell table:number-columns-repeated="8"/>
        </table:table-row>
        <table:table-row table:style-name="ro1">
          <table:table-cell table:style-name="ce2" office:value-type="string" table:number-columns-spanned="1" table:number-rows-spanned="2">
            <text:p>№</text:p>
          </table:table-cell>
          <table:table-cell table:style-name="ce8" office:value-type="string" table:number-columns-spanned="2" table:number-rows-spanned="2">
            <text:p><text:s text:c="29"/>Месяц </text:p>
            <text:p>Сотрудники</text:p>
          </table:table-cell>
          <table:covered-table-cell table:style-name="ce13"/>
          <table:table-cell table:style-name="ce14" office:value-type="string" table:number-columns-spanned="2" table:number-rows-spanned="1">
            <text:p>Январь</text:p>
          </table:table-cell>
          <table:covered-table-cell table:style-name="ce19"/>
          <table:table-cell table:style-name="ce24" office:value-type="string" table:number-columns-spanned="2" table:number-rows-spanned="1">
            <text:p>Февраль</text:p>
          </table:table-cell>
          <table:covered-table-cell table:style-name="ce19"/>
          <table:table-cell table:style-name="ce26" office:value-type="string" table:number-columns-spanned="2" table:number-rows-spanned="1">
            <text:p>Март</text:p>
          </table:table-cell>
          <table:covered-table-cell table:style-name="ce28"/>
        </table:table-row>
        <table:table-row table:style-name="ro1">
          <table:covered-table-cell table:style-name="ce3"/>
          <table:covered-table-cell table:number-columns-repeated="2" table:style-name="ce9"/>
          <table:table-cell table:style-name="ce15" office:value-type="string">
            <text:p>Зарлата</text:p>
          </table:table-cell>
          <table:table-cell table:style-name="ce20" office:value-type="string">
            <text:p>Налог</text:p>
          </table:table-cell>
          <table:table-cell table:style-name="ce25" office:value-type="string">
            <text:p>Зарплата</text:p>
          </table:table-cell>
          <table:table-cell table:style-name="ce20" office:value-type="string">
            <text:p>Налог</text:p>
          </table:table-cell>
          <table:table-cell table:style-name="ce25" office:value-type="string">
            <text:p>Зарплата</text:p>
          </table:table-cell>
          <table:table-cell table:style-name="ce29" office:value-type="string">
            <text:p>Налог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2" table:number-rows-spanned="1">
            <text:p>Иванов И. А.</text:p>
          </table:table-cell>
          <table:covered-table-cell table:style-name="ce10"/>
          <table:table-cell table:style-name="ce16" office:value-type="string">
            <text:p>11,12р.</text:p>
          </table:table-cell>
          <table:table-cell table:style-name="ce21" office:value-type="percentage" office:value="0.05">
            <text:p>5%</text:p>
          </table:table-cell>
          <table:table-cell table:style-name="ce16" office:value-type="string">
            <text:p>22,18р.</text:p>
          </table:table-cell>
          <table:table-cell table:style-name="ce21" office:value-type="percentage" office:value="0.1">
            <text:p>10%</text:p>
          </table:table-cell>
          <table:table-cell table:style-name="ce16" office:value-type="string">
            <text:p>84,19р.</text:p>
          </table:table-cell>
          <table:table-cell table:style-name="ce30" office:value-type="percentage" office:value="0.05">
            <text:p>5%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 table:number-columns-spanned="2" table:number-rows-spanned="1">
            <text:p>Петров П. Б.</text:p>
          </table:table-cell>
          <table:covered-table-cell table:style-name="ce11"/>
          <table:table-cell table:style-name="ce17" office:value-type="string">
            <text:p>11,12р.</text:p>
          </table:table-cell>
          <table:table-cell table:style-name="ce22" office:value-type="percentage" office:value="0.05">
            <text:p>5%</text:p>
          </table:table-cell>
          <table:table-cell table:style-name="ce17" office:value-type="string">
            <text:p>18,22р.</text:p>
          </table:table-cell>
          <table:table-cell table:style-name="ce22" office:value-type="percentage" office:value="0.1">
            <text:p>10%</text:p>
          </table:table-cell>
          <table:table-cell table:style-name="ce17" office:value-type="string">
            <text:p>19,84р.</text:p>
          </table:table-cell>
          <table:table-cell table:style-name="ce31" office:value-type="percentage" office:value="0.05">
            <text:p>5%</text:p>
          </table:table-cell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2" office:value-type="string" table:number-columns-spanned="2" table:number-rows-spanned="1">
            <text:p>Сидоров С. В.</text:p>
          </table:table-cell>
          <table:covered-table-cell table:style-name="ce12"/>
          <table:table-cell table:style-name="ce18" office:value-type="string">
            <text:p>12,11р.</text:p>
          </table:table-cell>
          <table:table-cell table:style-name="ce23" office:value-type="percentage" office:value="0.05">
            <text:p>5%</text:p>
          </table:table-cell>
          <table:table-cell table:style-name="ce18" office:value-type="string">
            <text:p>22,18р.</text:p>
          </table:table-cell>
          <table:table-cell table:style-name="ce23" office:value-type="percentage" office:value="0.1">
            <text:p>10%</text:p>
          </table:table-cell>
          <table:table-cell table:style-name="ce18" office:value-type="string">
            <text:p>19,84р.</text:p>
          </table:table-cell>
          <table:table-cell table:style-name="ce32" office:value-type="percentage" office:value="0.05">
            <text:p>5%</text:p>
          </table:table-cell>
        </table:table-row>
      </table:table>
      <table:table table:name="Буквы" table:style-name="ta1" table:print="false">
        <table:table-column table:style-name="co2" table:number-columns-repeated="2" table:default-cell-style-name="Default"/>
        <table:table-column table:style-name="co2" table:number-columns-repeated="4" table:default-cell-style-name="ce34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33" office:value-type="string">
            <text:p>Первый</text:p>
          </table:table-cell>
          <table:table-cell table:style-name="ce33" office:value-type="string">
            <text:p>Второй</text:p>
          </table:table-cell>
          <table:table-cell table:style-name="ce33" office:value-type="string">
            <text:p>Четвертый</text:p>
          </table:table-cell>
          <table:table-cell table:style-name="ce33" office:value-type="string">
            <text:p>Пятый</text:p>
          </table:table-cell>
          <table:table-cell table:style-name="ce33" office:value-type="string">
            <text:p>Седьмой</text:p>
          </table:table-cell>
        </table:table-row>
        <table:table-row table:style-name="ro1">
          <table:table-cell/>
          <table:table-cell table:style-name="ce34" office:value-type="string">
            <text:p>α</text:p>
          </table:table-cell>
          <table:table-cell office:value-type="string">
            <text:p>δ</text:p>
          </table:table-cell>
          <table:table-cell office:value-type="string">
            <text:p>β</text:p>
          </table:table-cell>
          <table:table-cell office:value-type="string">
            <text:p>χ</text:p>
          </table:table-cell>
          <table:table-cell office:value-type="string">
            <text:p>ω</text:p>
          </table:table-cell>
        </table:table-row>
        <table:table-row table:style-name="ro1">
          <table:table-cell/>
          <table:table-cell table:style-name="ce34" office:value-type="string">
            <text:p>θ</text:p>
          </table:table-cell>
          <table:table-cell office:value-type="string">
            <text:p>η</text:p>
          </table:table-cell>
          <table:table-cell office:value-type="string">
            <text:p>ρ</text:p>
          </table:table-cell>
          <table:table-cell office:value-type="string">
            <text:p>τ</text:p>
          </table:table-cell>
          <table:table-cell office:value-type="string">
            <text:p>π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20.09.2019</text:date>, <text:time>15:0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45S</meta:editing-duration>
    <meta:editing-cycles>3</meta:editing-cycles>
    <meta:generator>OpenOffice/4.1.5$Win32 OpenOffice.org_project/415m1$Build-9789</meta:generator>
    <dc:date>2019-09-20T15:07:38.39</dc:date>
    <dc:subject>Форматирование таблиц</dc:subject>
    <dc:title>Занятие № 1 по Calc</dc:title>
    <meta:print-date>2019-09-20T14:23:08.92</meta:print-date>
    <meta:document-statistic meta:table-count="2" meta:cell-count="51" meta:object-count="0"/>
    <meta:user-defined meta:name="Владелец">Товстограй Илья</meta:user-defined>
    <meta:user-defined meta:name="Группа">СБС-901-О</meta:user-defined>
    <meta:user-defined meta:name="Подразделение">ОмГУ, ФКН</meta:user-defined>
    <meta:user-defined meta:name="Проверен">Кабанов Александр Николаевич</meta:user-defined>
  </office:meta>
</office:document-meta>
</file>